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2FD75E96A5B.png" manifest:media-type=""/>
  <manifest:file-entry manifest:full-path="Pictures/10000201000003DE000002FDFCEFFB2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448cm" svg:height="22.098cm" draw:transform="rotate (1.5707963267949) translate (-0.27cm 28.178cm)">
          <draw:image xlink:href="Pictures/10000201000003DE000002FDFCEFFB2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8.337cm" svg:height="22.225cm" draw:transform="rotate (1.5707963267949) translate (-0.27cm 27.94cm)">
          <draw:image xlink:href="Pictures/10000201000003DE000002FD75E96A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ce Allen</meta:initial-creator>
    <meta:creation-date>2013-08-02T16:11:37</meta:creation-date>
    <dc:date>2013-08-02T17:02:17</dc:date>
    <dc:creator>Bruce Allen</dc:creator>
    <meta:editing-duration>PT39M48S</meta:editing-duration>
    <meta:editing-cycles>3</meta:editing-cycles>
    <meta:generator>LibreOffice/3.6$Linux_X86_64 LibreOffice_project/360m1$Build-2</meta:generator>
    <meta:document-statistic meta:object-count="2"/>
  </office:meta>
</office:document-meta>
</file>